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74E6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.40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495cm" svg:height="2.615cm" svg:x="2.175cm" svg:y="5.35cm">
          <draw:text-box>
            <text:p text:style-name="P1"><text:span text:style-name="T1">Drag the OpenMS-1.8 folder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74E6DD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7T10:03:09</meta:creation-date>
    <dc:date>2010-09-15T10:41:31</dc:date>
    <meta:editing-duration>PT00H23M12S</meta:editing-duration>
    <meta:editing-cycles>10</meta:editing-cycles>
    <meta:generator>OpenOffice.org/3.2$Unix OpenOffice.org_project/320m18$Build-9502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